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4aec" officeooo:paragraph-rsid="00134a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5:59:03.453472731</meta:creation-date>
    <dc:date>2015-11-17T15:59:44.831682663</dc:date>
    <meta:editing-duration>PT41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5"/>
    <meta:generator>LibreOffice/4.4.2.2$Linux_X86_64 LibreOffice_project/40m0$Build-2</meta:generator>
  </office:meta>
</office:document-meta>
</file>